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4.604cm"/>
    </style:style>
    <style:style style:name="Tabla1.C" style:family="table-column">
      <style:table-column-properties style:column-width="4.392cm"/>
    </style:style>
    <style:style style:name="Tabla1.D" style:family="table-column">
      <style:table-column-properties style:column-width="3.676cm"/>
    </style:style>
    <style:style style:name="Tabla1.E" style:family="table-column">
      <style:table-column-properties style:column-width="3.52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4.604cm"/>
    </style:style>
    <style:style style:name="Tabla2.C" style:family="table-column">
      <style:table-column-properties style:column-width="4.392cm"/>
    </style:style>
    <style:style style:name="Tabla2.D" style:family="table-column">
      <style:table-column-properties style:column-width="4.175cm"/>
    </style:style>
    <style:style style:name="Tabla2.E" style:family="table-column">
      <style:table-column-properties style:column-width="3.52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4.604cm"/>
    </style:style>
    <style:style style:name="Tabla3.C" style:family="table-column">
      <style:table-column-properties style:column-width="4.392cm"/>
    </style:style>
    <style:style style:name="Tabla3.D" style:family="table-column">
      <style:table-column-properties style:column-width="4.175cm"/>
    </style:style>
    <style:style style:name="Tabla3.E" style:family="table-column">
      <style:table-column-properties style:column-width="3.52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0.9cm"/>
    </style:style>
    <style:style style:name="Tabla4.B" style:family="table-column">
      <style:table-column-properties style:column-width="4.604cm"/>
    </style:style>
    <style:style style:name="Tabla4.C" style:family="table-column">
      <style:table-column-properties style:column-width="4.392cm"/>
    </style:style>
    <style:style style:name="Tabla4.D" style:family="table-column">
      <style:table-column-properties style:column-width="4.175cm"/>
    </style:style>
    <style:style style:name="Tabla4.E" style:family="table-column">
      <style:table-column-properties style:column-width="3.52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0.9cm"/>
    </style:style>
    <style:style style:name="Tabla5.B" style:family="table-column">
      <style:table-column-properties style:column-width="4.604cm"/>
    </style:style>
    <style:style style:name="Tabla5.C" style:family="table-column">
      <style:table-column-properties style:column-width="4.392cm"/>
    </style:style>
    <style:style style:name="Tabla5.D" style:family="table-column">
      <style:table-column-properties style:column-width="4.175cm"/>
    </style:style>
    <style:style style:name="Tabla5.E" style:family="table-column">
      <style:table-column-properties style:column-width="3.52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b2c" officeooo:paragraph-rsid="0006eb2c"/>
    </style:style>
    <style:style style:name="P2" style:family="paragraph" style:parent-style-name="Standard">
      <style:text-properties officeooo:paragraph-rsid="000809bf"/>
    </style:style>
    <style:style style:name="P3" style:family="paragraph" style:parent-style-name="Standard">
      <style:text-properties officeooo:rsid="000809bf" officeooo:paragraph-rsid="000809bf"/>
    </style:style>
    <style:style style:name="P4" style:family="paragraph" style:parent-style-name="Standard">
      <style:text-properties officeooo:rsid="000809bf" officeooo:paragraph-rsid="000940e0"/>
    </style:style>
    <style:style style:name="P5" style:family="paragraph" style:parent-style-name="Standard">
      <style:text-properties officeooo:paragraph-rsid="000940e0"/>
    </style:style>
    <style:style style:name="P6" style:family="paragraph" style:parent-style-name="Standard">
      <style:text-properties officeooo:paragraph-rsid="0009fa26"/>
    </style:style>
    <style:style style:name="P7" style:family="paragraph" style:parent-style-name="Standard">
      <style:text-properties officeooo:rsid="0009fa26" officeooo:paragraph-rsid="0009fa26"/>
    </style:style>
    <style:style style:name="P8" style:family="paragraph" style:parent-style-name="Standard">
      <style:text-properties officeooo:rsid="000b8cd9" officeooo:paragraph-rsid="000b8cd9"/>
    </style:style>
    <style:style style:name="P9" style:family="paragraph" style:parent-style-name="Standard">
      <style:text-properties officeooo:paragraph-rsid="000b8cd9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0809bf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0940e0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09fa26"/>
    </style:style>
    <style:style style:name="P13" style:family="paragraph" style:parent-style-name="Standard">
      <style:paragraph-properties fo:margin-top="0cm" fo:margin-bottom="0cm" style:contextual-spacing="false"/>
      <style:text-properties officeooo:rsid="000b8cd9" officeooo:paragraph-rsid="000b8cd9"/>
    </style:style>
    <style:style style:name="P14" style:family="paragraph" style:parent-style-name="Table_20_Contents">
      <style:text-properties officeooo:rsid="0006eb2c" officeooo:paragraph-rsid="0006eb2c"/>
    </style:style>
    <style:style style:name="P15" style:family="paragraph" style:parent-style-name="Table_20_Contents">
      <style:text-properties officeooo:rsid="0006eb2c" officeooo:paragraph-rsid="000809bf"/>
    </style:style>
    <style:style style:name="P16" style:family="paragraph" style:parent-style-name="Table_20_Contents">
      <style:text-properties officeooo:rsid="0006eb2c" officeooo:paragraph-rsid="000940e0"/>
    </style:style>
    <style:style style:name="P17" style:family="paragraph" style:parent-style-name="Table_20_Contents">
      <style:text-properties officeooo:rsid="0006eb2c" officeooo:paragraph-rsid="0009fa26"/>
    </style:style>
    <style:style style:name="P18" style:family="paragraph" style:parent-style-name="Table_20_Contents">
      <style:text-properties officeooo:rsid="0006eb2c" officeooo:paragraph-rsid="000b8cd9"/>
    </style:style>
    <style:style style:name="P19" style:family="paragraph" style:parent-style-name="Table_20_Contents">
      <style:text-properties officeooo:rsid="000809bf" officeooo:paragraph-rsid="000809bf"/>
    </style:style>
    <style:style style:name="P20" style:family="paragraph" style:parent-style-name="Table_20_Contents">
      <style:text-properties officeooo:rsid="000809bf" officeooo:paragraph-rsid="000940e0"/>
    </style:style>
    <style:style style:name="P21" style:family="paragraph" style:parent-style-name="Table_20_Contents">
      <style:text-properties officeooo:rsid="000809bf" officeooo:paragraph-rsid="0009fa26"/>
    </style:style>
    <style:style style:name="P22" style:family="paragraph" style:parent-style-name="Table_20_Contents">
      <style:text-properties officeooo:rsid="000809bf" officeooo:paragraph-rsid="000b8cd9"/>
    </style:style>
    <style:style style:name="P23" style:family="paragraph" style:parent-style-name="Table_20_Contents">
      <style:text-properties officeooo:paragraph-rsid="000809bf"/>
    </style:style>
    <style:style style:name="P24" style:family="paragraph" style:parent-style-name="Table_20_Contents">
      <style:text-properties officeooo:paragraph-rsid="000940e0"/>
    </style:style>
    <style:style style:name="P25" style:family="paragraph" style:parent-style-name="Table_20_Contents">
      <style:text-properties officeooo:paragraph-rsid="0009fa26"/>
    </style:style>
    <style:style style:name="P26" style:family="paragraph" style:parent-style-name="Table_20_Contents">
      <style:text-properties officeooo:rsid="000a59c4" officeooo:paragraph-rsid="000a59c4"/>
    </style:style>
    <style:style style:name="P27" style:family="paragraph" style:parent-style-name="Table_20_Contents">
      <style:text-properties officeooo:rsid="000a59c4" officeooo:paragraph-rsid="000b8cd9"/>
    </style:style>
    <style:style style:name="P28" style:family="paragraph" style:parent-style-name="Table_20_Contents">
      <style:text-properties officeooo:paragraph-rsid="000b8cd9"/>
    </style:style>
    <style:style style:name="P29" style:family="paragraph" style:parent-style-name="Table_20_Contents">
      <style:text-properties officeooo:rsid="000b8cd9" officeooo:paragraph-rsid="000b8cd9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809b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09bf" style:font-weight-asian="normal" style:font-weight-complex="normal"/>
    </style:style>
    <style:style style:name="T5" style:family="text">
      <style:text-properties officeooo:rsid="000940e0"/>
    </style:style>
    <style:style style:name="T6" style:family="text">
      <style:text-properties officeooo:rsid="0009fa26"/>
    </style:style>
    <style:style style:name="T7" style:family="text">
      <style:text-properties officeooo:rsid="000b8cd9"/>
    </style:style>
    <style:style style:name="T8" style:family="text">
      <style:text-properties officeooo:rsid="000d9e81"/>
    </style:style>
    <style:style style:name="T9" style:family="text">
      <style:text-properties officeooo:rsid="000e0f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s de caso de uso </text:p>
      <text:p text:style-name="P3">INICIO DE SESION 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4">Condición de entrada </text:p>
          </table:table-cell>
          <table:table-cell table:style-name="Tabla1.A1" office:value-type="string">
            <text:p text:style-name="P14">Entrada </text:p>
          </table:table-cell>
          <table:table-cell table:style-name="Tabla1.A1" office:value-type="string">
            <text:p text:style-name="P14">Salida Esperada </text:p>
          </table:table-cell>
          <table:table-cell table:style-name="Tabla1.E1" office:value-type="string">
            <text:p text:style-name="P14">Condiciones de Salida 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Standard">El usuario “usuario” ya debe estar registrado para pueda acceder.</text:p>
          </table:table-cell>
          <table:table-cell table:style-name="Tabla1.A2" office:value-type="string">
            <text:p text:style-name="P2"><text:span text:style-name="T1">Usuario=”</text:span>usuario”</text:p>
            <text:p text:style-name="P2"><text:span text:style-name="T1">Contraseña=”</text:span><text:span text:style-name="T3">127SG</text:span><text:span text:style-name="T1">”</text:span></text:p>
          </table:table-cell>
          <table:table-cell table:style-name="Tabla1.A2" office:value-type="string">
            <text:p text:style-name="Standard">El sistema manda un mensaje de notificación “ <text:span text:style-name="T2">se ha accedido correctamente</text:span>”.</text:p>
          </table:table-cell>
          <table:table-cell table:style-name="Tabla1.E2" office:value-type="string">
            <text:p text:style-name="Standard">El <text:span text:style-name="T2">usuario accede al sistema.</text:span></text:p>
          </table:table-cell>
        </table:table-row>
        <table:table-row>
          <table:table-cell table:style-name="Tabla1.A2" office:value-type="string">
            <text:p text:style-name="P19">2</text:p>
          </table:table-cell>
          <table:table-cell table:style-name="Tabla1.A2" office:value-type="string">
            <text:p text:style-name="P2">El usuario “usuario” ya debe estar registrado para pueda acceder.</text:p>
          </table:table-cell>
          <table:table-cell table:style-name="Tabla1.A2" office:value-type="string">
            <text:p text:style-name="P2"><text:span text:style-name="T1">Usuario=”</text:span>usuario”</text:p>
            <text:p text:style-name="P2"><text:span text:style-name="T1">Contraseña=”</text:span><text:span text:style-name="T3">127SG</text:span><text:span text:style-name="T1">”</text:span></text:p>
          </table:table-cell>
          <table:table-cell table:style-name="Tabla1.A2" office:value-type="string">
            <text:p text:style-name="P19">El sistema manda un mensaje de error “E<text:span text:style-name="T9">l</text:span> usuario no se encuentra almacenado”</text:p>
          </table:table-cell>
          <table:table-cell table:style-name="Tabla1.E2" office:value-type="string">
            <text:p text:style-name="P19">El usuario no debe poder acceder al sistema.</text:p>
          </table:table-cell>
        </table:table-row>
        <table:table-row>
          <table:table-cell table:style-name="Tabla1.A2" office:value-type="string">
            <text:p text:style-name="P19">3</text:p>
          </table:table-cell>
          <table:table-cell table:style-name="Tabla1.A2" office:value-type="string">
            <text:p text:style-name="P2">El usuario “usuario” ya debe estar registrado para pueda acceder.</text:p>
          </table:table-cell>
          <table:table-cell table:style-name="Tabla1.A2" office:value-type="string">
            <text:p text:style-name="P2"><text:span text:style-name="T1">Usuario=”</text:span>usuario”</text:p>
            <text:p text:style-name="P2"><text:span text:style-name="T1">Contraseña=”</text:span><text:span text:style-name="T3">12</text:span><text:span text:style-name="T4">GPTO</text:span><text:span text:style-name="T1">”</text:span></text:p>
          </table:table-cell>
          <table:table-cell table:style-name="Tabla1.A2" office:value-type="string">
            <text:p text:style-name="P19">El sistema manda un mensaje de error “ contraseña incorrecta”</text:p>
          </table:table-cell>
          <table:table-cell table:style-name="Tabla1.E2" office:value-type="string">
            <text:p text:style-name="P19">El usuario no debe poder acceder al sistema.</text:p>
          </table:table-cell>
        </table:table-row>
      </table:table>
      <text:p text:style-name="P1"/>
      <text:p text:style-name="P3">REGISTRAR USUARIO 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15">Condición de entrada </text:p>
          </table:table-cell>
          <table:table-cell table:style-name="Tabla2.A1" office:value-type="string">
            <text:p text:style-name="P15">Entrada </text:p>
          </table:table-cell>
          <table:table-cell table:style-name="Tabla2.A1" office:value-type="string">
            <text:p text:style-name="P15">Salida Esperada </text:p>
          </table:table-cell>
          <table:table-cell table:style-name="Tabla2.E1" office:value-type="string">
            <text:p text:style-name="P15">Condiciones de Salida </text:p>
          </table:table-cell>
        </table:table-row>
        <table:table-row>
          <table:table-cell table:style-name="Tabla2.A2" office:value-type="string">
            <text:p text:style-name="P15">1</text:p>
          </table:table-cell>
          <table:table-cell table:style-name="Tabla2.A2" office:value-type="string">
            <text:p text:style-name="P2">EL usuario no debe estar registrado en el sistema.</text:p>
            <text:p text:style-name="P2"/>
            <text:p text:style-name="P2">El usuario y contraseña puede contener los siguientes tipos de caracteres: A,a,1,*</text:p>
          </table:table-cell>
          <table:table-cell table:style-name="Tabla2.A2" office:value-type="string">
            <text:p text:style-name="P10">nombre(s):Lupita</text:p>
            <text:p text:style-name="P10"><text:s/>apellidos: Yañez</text:p>
            <text:p text:style-name="P10"><text:s/>dirección: Av.Xalapa</text:p>
            <text:p text:style-name="P10"><text:s/>CP.P: 92304</text:p>
            <text:p text:style-name="P10">correo:hola_3@</text:p>
            <text:p text:style-name="P10"><text:s/>usuario:Lupita</text:p>
            <text:p text:style-name="P10">crear contraseña:123</text:p>
            <text:p text:style-name="P10">confirmar contraseña:123</text:p>
          </table:table-cell>
          <table:table-cell table:style-name="Tabla2.A2" office:value-type="string">
            <text:p text:style-name="P2">EL sistema manda un mensaje de notificación” usuario registrado correctamente”</text:p>
          </table:table-cell>
          <table:table-cell table:style-name="Tabla2.E2" office:value-type="string">
            <text:p text:style-name="P2">El usuario debe quedar almacenado <text:span text:style-name="T6">en el sistema</text:span>.</text:p>
          </table:table-cell>
        </table:table-row>
        <table:table-row>
          <table:table-cell table:style-name="Tabla2.A2" office:value-type="string">
            <text:p text:style-name="P19">2</text:p>
          </table:table-cell>
          <table:table-cell table:style-name="Tabla2.A2" office:value-type="string">
            <text:p text:style-name="P2">EL usuario no debe estar registrado en el sistema.</text:p>
            <text:p text:style-name="P2"/>
            <text:p text:style-name="P2">El usuario y contraseña puede contener los siguientes tipos de caracteres: A,a,1,*</text:p>
          </table:table-cell>
          <table:table-cell table:style-name="Tabla2.A2" office:value-type="string">
            <text:p text:style-name="P10">nombre(s):Lupita</text:p>
            <text:p text:style-name="P10"><text:s/>apellidos:</text:p>
            <text:p text:style-name="P10"><text:s/>dirección: </text:p>
            <text:p text:style-name="P10"><text:s/>CP.P: 92304</text:p>
            <text:p text:style-name="P10">correo:hola_3@</text:p>
            <text:p text:style-name="P10"><text:s/>usuario:Lupita</text:p>
            <text:p text:style-name="P10">crear contraseña:123</text:p>
            <text:p text:style-name="P10">confirmar contraseña:123</text:p>
          </table:table-cell>
          <table:table-cell table:style-name="Tabla2.A2" office:value-type="string">
            <text:p text:style-name="P19">El sistema envia un mensaje de error “ campos requeridos siguen vacios”</text:p>
          </table:table-cell>
          <table:table-cell table:style-name="Tabla2.E2" office:value-type="string">
            <text:p text:style-name="P19">El sistema no permite almacenar usuarios con datos incompletos.</text:p>
          </table:table-cell>
        </table:table-row>
        <table:table-row>
          <table:table-cell table:style-name="Tabla2.A2" office:value-type="string">
            <text:p text:style-name="P19">3</text:p>
          </table:table-cell>
          <table:table-cell table:style-name="Tabla2.A2" office:value-type="string">
            <text:p text:style-name="P2">EL usuario no debe estar registrado en el sistema.</text:p>
            <text:p text:style-name="P2"/>
            <text:p text:style-name="P2"><text:soft-page-break/>El usuario y contraseña puede contener los siguientes tipos de caracteres: A,a,1,*</text:p>
          </table:table-cell>
          <table:table-cell table:style-name="Tabla2.A2" office:value-type="string">
            <text:p text:style-name="P10">nombre(s):Lupita</text:p>
            <text:p text:style-name="P10"><text:s/>apellidos: Yañz</text:p>
            <text:p text:style-name="P10"><text:s/>dirección: Av.Xalapa</text:p>
            <text:p text:style-name="P10"><text:soft-page-break/><text:s/>CP.P: 92304</text:p>
            <text:p text:style-name="P10">correo:hola_3@</text:p>
            <text:p text:style-name="P10"><text:s/>usuario:Lupita</text:p>
            <text:p text:style-name="P10">crear contraseña:123</text:p>
            <text:p text:style-name="P10">confirmar contraseña:123</text:p>
          </table:table-cell>
          <table:table-cell table:style-name="Tabla2.A2" office:value-type="string">
            <text:p text:style-name="P19">El sistema envia un mensaje de error “el usuario coincide con <text:soft-page-break/>uno ya existente”</text:p>
          </table:table-cell>
          <table:table-cell table:style-name="Tabla2.E2" office:value-type="string">
            <text:p text:style-name="P19">El sistema no permite almacenar usuarios iguales.</text:p>
          </table:table-cell>
        </table:table-row>
        <table:table-row>
          <table:table-cell table:style-name="Tabla2.A2" office:value-type="string">
            <text:p text:style-name="P19">4</text:p>
          </table:table-cell>
          <table:table-cell table:style-name="Tabla2.A2" office:value-type="string">
            <text:p text:style-name="P2">EL usuario no debe estar registrado en el sistema.</text:p>
            <text:p text:style-name="P2"/>
            <text:p text:style-name="P2">El usuario y contraseña puede contener los siguientes tipos de caracteres: A,a,1,*</text:p>
          </table:table-cell>
          <table:table-cell table:style-name="Tabla2.A2" office:value-type="string">
            <text:p text:style-name="P10">nombre(s):Lupita</text:p>
            <text:p text:style-name="P10"><text:s/>apellidos: Yañez</text:p>
            <text:p text:style-name="P10"><text:s/>dirección: Av.Xalapa</text:p>
            <text:p text:style-name="P10"><text:s/>CP.P: 92304</text:p>
            <text:p text:style-name="P10">correo:hola_3@</text:p>
            <text:p text:style-name="P10"><text:s/>usuario:Lupita</text:p>
            <text:p text:style-name="P10">crear contraseña:123</text:p>
            <text:p text:style-name="P10">confirmar contraseña:123</text:p>
          </table:table-cell>
          <table:table-cell table:style-name="Tabla2.A2" office:value-type="string">
            <text:p text:style-name="P23">El sistema envia un mensaje de error en el sistema.</text:p>
          </table:table-cell>
          <table:table-cell table:style-name="Tabla2.E2" office:value-type="string">
            <text:p text:style-name="P23">El sistema no guarda al usuario debido a un error ocurrido.</text:p>
          </table:table-cell>
        </table:table-row>
      </table:table>
      <text:p text:style-name="P3"/>
      <text:p text:style-name="P3"/>
      <text:p text:style-name="P3">BAJA DEL USUARIO </text:p>
      <text:p text:style-name="P3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16">Condición de entrada </text:p>
          </table:table-cell>
          <table:table-cell table:style-name="Tabla3.A1" office:value-type="string">
            <text:p text:style-name="P16">Entrada </text:p>
          </table:table-cell>
          <table:table-cell table:style-name="Tabla3.A1" office:value-type="string">
            <text:p text:style-name="P16">Salida Esperada </text:p>
          </table:table-cell>
          <table:table-cell table:style-name="Tabla3.E1" office:value-type="string">
            <text:p text:style-name="P16">Condiciones de Salida </text:p>
          </table:table-cell>
        </table:table-row>
        <table:table-row>
          <table:table-cell table:style-name="Tabla3.A2" office:value-type="string">
            <text:p text:style-name="P16">1</text:p>
          </table:table-cell>
          <table:table-cell table:style-name="Tabla3.A2" office:value-type="string">
            <text:p text:style-name="P5">EL usuario debe estar registrado en el sistema.</text:p>
          </table:table-cell>
          <table:table-cell table:style-name="Tabla3.A2" office:value-type="string">
            <text:p text:style-name="P11">Nombre(s):Lupita</text:p>
            <text:p text:style-name="P11">Apellidos:Yañez</text:p>
          </table:table-cell>
          <table:table-cell table:style-name="Tabla3.A2" office:value-type="string">
            <text:p text:style-name="P5">El sistema envia un mensaje de notificación “el usuario de ha eliminado correctamente”</text:p>
          </table:table-cell>
          <table:table-cell table:style-name="Tabla3.E2" office:value-type="string">
            <text:p text:style-name="P5">El sistema debe eliminar al usuario seleccionado.</text:p>
          </table:table-cell>
        </table:table-row>
        <table:table-row>
          <table:table-cell table:style-name="Tabla3.A2" office:value-type="string">
            <text:p text:style-name="P20">2</text:p>
          </table:table-cell>
          <table:table-cell table:style-name="Tabla3.A2" office:value-type="string">
            <text:p text:style-name="P5">EL usuario <text:s/>debe estar registrado en el sistema.</text:p>
          </table:table-cell>
          <table:table-cell table:style-name="Tabla3.A2" office:value-type="string">
            <text:p text:style-name="P11">Nombre(s):Lupita</text:p>
            <text:p text:style-name="P11">Apellidos:<text:span text:style-name="T7">Lopez</text:span></text:p>
          </table:table-cell>
          <table:table-cell table:style-name="Tabla3.A2" office:value-type="string">
            <text:p text:style-name="P20">El sistema envia un mensaje de error “ datos <text:span text:style-name="T5">erróneos</text:span>”</text:p>
          </table:table-cell>
          <table:table-cell table:style-name="Tabla3.E2" office:value-type="string">
            <text:p text:style-name="P20">El sistema no puede eliminar usuario si los datos son incorrectos.</text:p>
          </table:table-cell>
        </table:table-row>
        <table:table-row>
          <table:table-cell table:style-name="Tabla3.A2" office:value-type="string">
            <text:p text:style-name="P20">3</text:p>
          </table:table-cell>
          <table:table-cell table:style-name="Tabla3.A2" office:value-type="string">
            <text:p text:style-name="P5">EL usuario <text:s/>debe estar registrado en el sistema.</text:p>
          </table:table-cell>
          <table:table-cell table:style-name="Tabla3.A2" office:value-type="string">
            <text:p text:style-name="P11">Nombre(s):Lupita</text:p>
            <text:p text:style-name="P11">Apellidos:Yañez</text:p>
          </table:table-cell>
          <table:table-cell table:style-name="Tabla3.A2" office:value-type="string">
            <text:p text:style-name="P20">El sistema envia un mensaje de error en el sistema.</text:p>
          </table:table-cell>
          <table:table-cell table:style-name="Tabla3.E2" office:value-type="string">
            <text:p text:style-name="P20">El sistema no puede eliminar al usuario seleccionado debido al error ocurrido.</text:p>
          </table:table-cell>
        </table:table-row>
      </table:table>
      <text:p text:style-name="P5"/>
      <text:p text:style-name="P5">REGISTRO CLIENTES</text:p>
      <text:p text:style-name="P5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17">Condición de entrada </text:p>
          </table:table-cell>
          <table:table-cell table:style-name="Tabla4.A1" office:value-type="string">
            <text:p text:style-name="P17">Entrada </text:p>
          </table:table-cell>
          <table:table-cell table:style-name="Tabla4.A1" office:value-type="string">
            <text:p text:style-name="P17">Salida Esperada </text:p>
          </table:table-cell>
          <table:table-cell table:style-name="Tabla4.E1" office:value-type="string">
            <text:p text:style-name="P17">Condiciones de Salida </text:p>
          </table:table-cell>
        </table:table-row>
        <table:table-row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P7">El cliente no se debe encontrar almacenado en <text:soft-page-break/>el sistema.</text:p>
            <text:p text:style-name="P7">Todos los campos deben ser llenados correctamente.</text:p>
          </table:table-cell>
          <table:table-cell table:style-name="Tabla4.A2" office:value-type="string">
            <text:p text:style-name="P12">nombre(s):<text:span text:style-name="T6">Juan </text:span></text:p>
            <text:p text:style-name="P12">apellidos:<text:span text:style-name="T6">Perez</text:span></text:p>
            <text:p text:style-name="P12"><text:soft-page-break/>dirección:<text:span text:style-name="T6">chihuahua 300</text:span></text:p>
            <text:p text:style-name="P12">CP.P:<text:span text:style-name="T6">91130</text:span></text:p>
            <text:p text:style-name="P12">correo electrónico:<text:span text:style-name="T6">juan_p@</text:span></text:p>
            <text:p text:style-name="P12">nombre de aboga<text:span text:style-name="T6">do</text:span> asignado: <text:span text:style-name="T6">Lic. Alejandro Ruiz</text:span></text:p>
          </table:table-cell>
          <table:table-cell table:style-name="Tabla4.A2" office:value-type="string">
            <text:p text:style-name="P7">El sistema envia un mensaje de <text:soft-page-break/>notificación” se ha almacenado crrectamente”</text:p>
          </table:table-cell>
          <table:table-cell table:style-name="Tabla4.E2" office:value-type="string">
            <text:p text:style-name="P7">El cliente debe quedar almacenado <text:soft-page-break/>en el sistema.</text:p>
          </table:table-cell>
        </table:table-row>
        <table:table-row>
          <table:table-cell table:style-name="Tabla4.A2" office:value-type="string">
            <text:p text:style-name="P21">2</text:p>
          </table:table-cell>
          <table:table-cell table:style-name="Tabla4.A2" office:value-type="string">
            <text:p text:style-name="P7">El cliente no se debe encontrar almacenado en el sistema.</text:p>
            <text:p text:style-name="P7">Todos los campos deben ser llenados correctamente.</text:p>
          </table:table-cell>
          <table:table-cell table:style-name="Tabla4.A2" office:value-type="string">
            <text:p text:style-name="P12">nombre(s):<text:span text:style-name="T6">Juan </text:span></text:p>
            <text:p text:style-name="P12">apellidos:</text:p>
            <text:p text:style-name="P12">dirección:<text:span text:style-name="T6">chihuahua 300</text:span></text:p>
            <text:p text:style-name="P12">CP.P:</text:p>
            <text:p text:style-name="P12">correo electrónico:</text:p>
            <text:p text:style-name="P12">nombre de aboga<text:span text:style-name="T6">do</text:span> asignado: <text:span text:style-name="T6">Lic. Alejandro Ruiz</text:span></text:p>
          </table:table-cell>
          <table:table-cell table:style-name="Tabla4.A2" office:value-type="string">
            <text:p text:style-name="P26">El sistema envia un mensaje de error “ datos incompletos”</text:p>
          </table:table-cell>
          <table:table-cell table:style-name="Tabla4.E2" office:value-type="string">
            <text:p text:style-name="P26">El cliente no puede ser almacenado si no son llenados correctamente todos los campos requridos.</text:p>
          </table:table-cell>
        </table:table-row>
        <table:table-row>
          <table:table-cell table:style-name="Tabla4.A2" office:value-type="string">
            <text:p text:style-name="P21">3</text:p>
          </table:table-cell>
          <table:table-cell table:style-name="Tabla4.A2" office:value-type="string">
            <text:p text:style-name="P7">El cliente no se debe encontrar almacenado en el sistema.</text:p>
            <text:p text:style-name="P7">Todos los campos deben ser llenados correctamente.</text:p>
          </table:table-cell>
          <table:table-cell table:style-name="Tabla4.A2" office:value-type="string">
            <text:p text:style-name="P12">nombre(s):<text:span text:style-name="T6">Juan </text:span></text:p>
            <text:p text:style-name="P12">apellidos:<text:span text:style-name="T6">Perez</text:span></text:p>
            <text:p text:style-name="P12">dirección:<text:span text:style-name="T6">chihuahua 300</text:span></text:p>
            <text:p text:style-name="P12">CP.P:<text:span text:style-name="T6">91130</text:span></text:p>
            <text:p text:style-name="P12">correo electrónico:<text:span text:style-name="T6">juan_p@</text:span></text:p>
            <text:p text:style-name="P12">nombre de aboga<text:span text:style-name="T6">do</text:span> asignado: <text:span text:style-name="T6">Lic. Alejandro Ruiz</text:span></text:p>
          </table:table-cell>
          <table:table-cell table:style-name="Tabla4.A2" office:value-type="string">
            <text:p text:style-name="P26">El sistema <text:span text:style-name="T7">envía</text:span> un mensaje de error en el sistema.</text:p>
          </table:table-cell>
          <table:table-cell table:style-name="Tabla4.E2" office:value-type="string">
            <text:p text:style-name="P26">El sistema no permite puede almacenar al cliente debido al error ocurrido.</text:p>
          </table:table-cell>
        </table:table-row>
      </table:table>
      <text:p text:style-name="P6"/>
      <text:p text:style-name="P8">BAJA CLIENTES </text:p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28"/>
          </table:table-cell>
          <table:table-cell table:style-name="Tabla5.A1" office:value-type="string">
            <text:p text:style-name="P18">Condición de entrada </text:p>
          </table:table-cell>
          <table:table-cell table:style-name="Tabla5.A1" office:value-type="string">
            <text:p text:style-name="P18">Entrada </text:p>
          </table:table-cell>
          <table:table-cell table:style-name="Tabla5.A1" office:value-type="string">
            <text:p text:style-name="P18">Salida Esperada </text:p>
          </table:table-cell>
          <table:table-cell table:style-name="Tabla5.E1" office:value-type="string">
            <text:p text:style-name="P18">Condiciones de Salida </text:p>
          </table:table-cell>
        </table:table-row>
        <table:table-row>
          <table:table-cell table:style-name="Tabla5.A2" office:value-type="string">
            <text:p text:style-name="P18">1</text:p>
          </table:table-cell>
          <table:table-cell table:style-name="Tabla5.A2" office:value-type="string">
            <text:p text:style-name="P8">El usuario debe estar almacenado en el sistema.</text:p>
          </table:table-cell>
          <table:table-cell table:style-name="Tabla5.A2" office:value-type="string">
            <text:p text:style-name="P13">nombre(s): Juan</text:p>
            <text:p text:style-name="P13">apellidos: Perez </text:p>
          </table:table-cell>
          <table:table-cell table:style-name="Tabla5.A2" office:value-type="string">
            <text:p text:style-name="P8">El sistema envía un mensaje de notificación “el cliente se ha dado de baja correctamente”</text:p>
          </table:table-cell>
          <table:table-cell table:style-name="Tabla5.E2" office:value-type="string">
            <text:p text:style-name="P8">El sistema permite eliminar al cliente seleccionado.</text:p>
          </table:table-cell>
        </table:table-row>
        <table:table-row>
          <table:table-cell table:style-name="Tabla5.A2" office:value-type="string">
            <text:p text:style-name="P22">2</text:p>
          </table:table-cell>
          <table:table-cell table:style-name="Tabla5.A2" office:value-type="string">
            <text:p text:style-name="P8">El usuario debe estar almacenado en el sistema.</text:p>
          </table:table-cell>
          <table:table-cell table:style-name="Tabla5.A2" office:value-type="string">
            <text:p text:style-name="P13">nombre(s): Juan</text:p>
            <text:p text:style-name="P13">apellidos: Gutierre<text:span text:style-name="T8">z</text:span> <text:s/></text:p>
          </table:table-cell>
          <table:table-cell table:style-name="Tabla5.A2" office:value-type="string">
            <text:p text:style-name="P29">El sistema envía un mensaje de error “los datos son erróneos”</text:p>
          </table:table-cell>
          <table:table-cell table:style-name="Tabla5.E2" office:value-type="string">
            <text:p text:style-name="P22">El sistema no puede eliminar <text:span text:style-name="T7">al cliente </text:span><text:s/>si los datos son incorrectos.</text:p>
          </table:table-cell>
        </table:table-row>
        <table:table-row>
          <table:table-cell table:style-name="Tabla5.A2" office:value-type="string">
            <text:p text:style-name="P22">3</text:p>
          </table:table-cell>
          <table:table-cell table:style-name="Tabla5.A2" office:value-type="string">
            <text:p text:style-name="P8">El usuario debe estar almacenado en el sistema.</text:p>
          </table:table-cell>
          <table:table-cell table:style-name="Tabla5.A2" office:value-type="string">
            <text:p text:style-name="P13">nombre(s): Juan</text:p>
            <text:p text:style-name="P13">apellidos: Perez </text:p>
          </table:table-cell>
          <table:table-cell table:style-name="Tabla5.A2" office:value-type="string">
            <text:p text:style-name="P29">El sistema envía mensaje de error en el sistema.</text:p>
          </table:table-cell>
          <table:table-cell table:style-name="Tabla5.E2" office:value-type="string">
            <text:p text:style-name="P27">El sistema no permite <text:span text:style-name="T7">dar de baja </text:span>al cliente debido al error ocurrid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7:42:39.437849507</meta:creation-date>
    <dc:date>2014-09-24T10:25:02.910996622</dc:date>
    <meta:editing-duration>PT3H23M53S</meta:editing-duration>
    <meta:editing-cycles>7</meta:editing-cycles>
    <meta:generator>LibreOffice/4.2.6.3$Linux_x86 LibreOffice_project/420m0$Build-3</meta:generator>
    <meta:document-statistic meta:table-count="5" meta:image-count="0" meta:object-count="0" meta:page-count="3" meta:paragraph-count="165" meta:word-count="740" meta:character-count="5018" meta:non-whitespace-character-count="4391"/>
  </office:meta>
</office:document-meta>
</file>